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687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textarea-horizontal-align="justify" draw:textarea-vertical-align="middle" draw:auto-grow-height="false" fo:min-height="1.906cm" fo:min-width="1.745cm"/>
    </style:style>
    <style:style style:name="gr5" style:family="graphic" style:parent-style-name="standard">
      <style:graphic-properties draw:stroke="none" svg:stroke-color="#000000" draw:fill="none" draw:fill-color="#ffffff" fo:min-height="2.845cm"/>
    </style:style>
    <style:style style:name="gr6" style:family="graphic" style:parent-style-name="standard">
      <style:graphic-properties draw:stroke="none" svg:stroke-color="#000000" draw:fill="none" draw:fill-color="#ffffff" fo:min-height="2.036cm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text-properties style:font-name="Ubuntu" fo:font-size="66pt" style:font-size-asian="66pt" style:font-size-complex="66pt"/>
    </style:style>
    <style:style style:name="P2" style:family="paragraph">
      <loext:graphic-properties draw:fill="none" draw:fill-color="#ffffff"/>
      <style:text-properties style:font-name="Ubuntu" fo:font-size="66pt" style:font-size-asian="66pt" style:font-size-complex="66pt"/>
    </style:style>
    <style:style style:name="P3" style:family="paragraph">
      <style:text-properties style:font-name="Ubuntu"/>
    </style:style>
    <style:style style:name="P4" style:family="paragraph">
      <loext:graphic-properties draw:fill="none" draw:fill-color="#ffffff"/>
      <style:text-properties style:font-name="Ubuntu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style:font-name="Ubuntu" fo:font-size="66pt" style:font-size-asian="66pt" style:font-size-complex="66pt"/>
    </style:style>
    <style:style style:name="T2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287cm" svg:height="3.937cm" svg:x="5.191cm" svg:y="1cm">
          <draw:text-box>
            <text:p text:style-name="P1"><text:span text:style-name="T1">Fyz - dú</text:span></text:p>
          </draw:text-box>
        </draw:frame>
        <draw:frame draw:style-name="gr2" draw:text-style-name="P4" draw:layer="layout" svg:width="8.89cm" svg:height="1.143cm" svg:x="5.572cm" svg:y="4.556cm">
          <draw:text-box>
            <text:p text:style-name="P3"><text:span text:style-name="T2">Okrúžna píla</text:span></text:p>
          </draw:text-box>
        </draw:frame>
        <draw:frame draw:style-name="gr3" draw:text-style-name="P5" draw:layer="layout" svg:width="18.542cm" svg:height="1.673cm" svg:x="1.254cm" svg:y="8.747cm">
          <draw:text-box>
            <text:p>d = <text:s/>245mm<text:tab/><text:tab/>Odporúčaná rýchlosť rezu: 60 m/s <text:tab/>T = ?</text:p>
          </draw:text-box>
        </draw:frame>
        <draw:custom-shape draw:style-name="gr4" draw:text-style-name="P6" draw:layer="layout" svg:width="3.175cm" svg:height="3.048cm" svg:x="1.635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1.938cm" svg:height="3.095cm" svg:x="7.223cm" svg:y="12.557cm">
          <draw:text-box>
            <text:p>Potrebujeme obvod kruhu.</text:p>
            <text:p>2 π r = <text:s/>π d</text:p>
            <text:p>245 x 3.14 = 769.3mm = 0.7693 m</text:p>
          </draw:text-box>
        </draw:frame>
        <draw:frame draw:style-name="gr6" draw:text-style-name="P5" draw:layer="layout" svg:width="15.875cm" svg:height="2.384cm" svg:x="1.889cm" svg:y="17.891cm">
          <draw:text-box>
            <text:p>T = dĺžka kružnice : rýchlosť [m/s]</text:p>
            <text:p>T = 0.7693 m : 60 m/s = 0.012821667</text:p>
            <text:p>T = 0.012821667s</text:p>
          </draw:text-box>
        </draw:frame>
        <draw:frame draw:style-name="gr7" draw:text-style-name="P5" draw:layer="layout" svg:width="7.239cm" svg:height="1.651cm" svg:x="12.303cm" svg:y="22.463cm">
          <draw:text-box>
            <text:p>Filip Holčík 1.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8:15:24.612316085</meta:creation-date>
    <dc:date>2018-02-05T18:37:02.617482723</dc:date>
    <meta:editing-duration>PT21M30S</meta:editing-duration>
    <meta:editing-cycles>15</meta:editing-cycles>
    <meta:generator>LibreOffice/5.4.2.2$Linux_X86_64 LibreOffice_project/40m0$Build-2</meta:generator>
    <meta:document-statistic meta:object-count="7"/>
  </office:meta>
</office:document-meta>
</file>